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500000245297E2774BFEDFFC6.png" manifest:media-type="image/png"/>
  <manifest:file-entry manifest:full-path="Pictures/100054C700003FAA00002D10BC42887938958B18.svg" manifest:media-type="image/svg+xml"/>
  <manifest:file-entry manifest:full-path="Pictures/10000000000005E0000007D0B8A9C78165C31925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width="0.053cm" draw:marker-start-width="0.28cm" draw:marker-end-width="0.2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svg:stroke-width="0.053cm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338cm" svg:height="13.749cm" svg:x="1cm" svg:y="1.001cm">
          <draw:image xlink:href="Pictures/10000000000005E0000007D0B8A9C78165C31925.jpg" xlink:type="simple" xlink:show="embed" xlink:actuate="onLoad" draw:mime-type="image/jpeg">
            <text:p/>
          </draw:image>
        </draw:frame>
        <draw:frame draw:style-name="gr2" draw:text-style-name="P1" draw:layer="layout" svg:width="18.013cm" svg:height="12.75cm" svg:x="11.737cm" svg:y="1.5cm">
          <draw:image xlink:href="Pictures/100054C700003FAA00002D10BC42887938958B18.svg" xlink:type="simple" xlink:show="embed" xlink:actuate="onLoad" draw:mime-type="image/svg+xml">
            <text:p/>
          </draw:image>
          <draw:image xlink:href="Pictures/100000010000033500000245297E2774BFEDFFC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_20_Dot_20_4" svg:stroke-width="0.1cm" svg:stroke-color="#000000" draw:marker-start-width="0.35cm" draw:marker-end-width="0.35cm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94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atrick Schratz</meta:initial-creator>
    <meta:creation-date>2021-09-12T10:36:08.529273260</meta:creation-date>
    <dc:date>2021-09-12T19:49:16.420240863</dc:date>
    <dc:creator>Patrick Schratz</dc:creator>
    <meta:editing-duration>PT8H22M11S</meta:editing-duration>
    <meta:editing-cycles>1</meta:editing-cycles>
    <meta:document-statistic meta:object-count="2"/>
    <meta:generator>LibreOffice/7.2.0.4$MacOSX_X86_64 LibreOffice_project/9a9c6381e3f7a62afc1329bd359cc48accb6435b</meta:generator>
  </office:meta>
</office:document-meta>
</file>